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style="italic" style:text-underline-style="solid" style:text-underline-width="auto" style:text-underline-color="font-color" fo:font-weight="bold" officeooo:rsid="000f0b8a" officeooo:paragraph-rsid="000f0b8a" style:font-style-asian="italic" style:font-weight-asian="bold" style:font-style-complex="italic" style:font-weight-complex="bold"/>
    </style:style>
    <style:style style:name="P2" style:family="paragraph" style:parent-style-name="Standard" style:list-style-name="L1">
      <style:text-properties style:use-window-font-color="true" style:font-name="Noto Mono" fo:font-size="12pt" fo:font-weight="normal" officeooo:rsid="000e10d1" officeooo:paragraph-rsid="000e10d1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text-properties style:use-window-font-color="true" style:font-name="Noto Mono" fo:font-size="12pt" fo:font-weight="normal" officeooo:rsid="000e10d1" officeooo:paragraph-rsid="000f0b8a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148800" text:style-name="L1">
        <text:list-item>
          <text:p text:style-name="P2"><text:span text:style-name="T3">Juma bought a </text:span><text:span text:style-name="T1">card</text:span><text:span text:style-name="T3"> for </text:span><text:span text:style-name="T1">Aseyo</text:span><text:span text:style-name="T3">.</text:span></text:p>
        </text:list-item>
        <text:list-item>
          <text:p text:style-name="P2"><text:span text:style-name="T3">The prefect carried the</text:span><text:span text:style-name="T1"> books</text:span><text:span text:style-name="T3"> for the</text:span><text:span text:style-name="T1"> teacher</text:span><text:span text:style-name="T3">. </text:span></text:p>
        </text:list-item>
        <text:list-item>
          <text:p text:style-name="P2"><text:span text:style-name="T3">I bought </text:span><text:span text:style-name="T1">my brother </text:span><text:span text:style-name="T3">a</text:span><text:span text:style-name="T1"> pen</text:span><text:span text:style-name="T3">. </text:span></text:p>
        </text:list-item>
        <text:list-item>
          <text:p text:style-name="P2"><text:span text:style-name="T3">Mwajuma wrote a</text:span><text:span text:style-name="T1"> poem</text:span><text:span text:style-name="T3">. </text:span></text:p>
        </text:list-item>
        <text:list-item>
          <text:p text:style-name="P2"><text:span text:style-name="T3">Ouma got Kerubo a </text:span><text:span text:style-name="T1">book</text:span><text:span text:style-name="T3"> from the </text:span><text:span text:style-name="T1">shelf</text:span><text:span text:style-name="T3">. </text:span></text:p>
        </text:list-item>
        <text:list-item>
          <text:p text:style-name="P2"><text:span text:style-name="T3">I fetch my mother </text:span><text:span text:style-name="T1">water</text:span><text:span text:style-name="T3"> from the </text:span><text:span text:style-name="T1">well</text:span><text:span text:style-name="T3">. </text:span></text:p>
        </text:list-item>
        <text:list-item>
          <text:p text:style-name="P2"><text:span text:style-name="T3">Mercy bought her </text:span><text:span text:style-name="T1">brother</text:span><text:span text:style-name="T3"> a </text:span><text:span text:style-name="T1">beautiful birthday card</text:span><text:span text:style-name="T3">. </text:span></text:p>
        </text:list-item>
        <text:list-item>
          <text:p text:style-name="P2"><text:span text:style-name="T3">Joseph drove his </text:span><text:span text:style-name="T1">son</text:span><text:span text:style-name="T3"> to the </text:span><text:span text:style-name="T1">hospital</text:span><text:span text:style-name="T3">. </text:span></text:p>
        </text:list-item>
        <text:list-item>
          <text:p text:style-name="P3"><text:span text:style-name="T3">The Principal bought </text:span><text:span text:style-name="T1">trophies</text:span><text:span text:style-name="T3"> for the best </text:span><text:span text:style-name="T2"><text:tab/></text:span><text:span text:style-name="T3">. </text:span></text:p>
        </text:list-item>
        <text:list-item>
          <text:p text:style-name="P3"><text:span text:style-name="T3">Susan gave her the </text:span><text:span text:style-name="T1">medicine</text:span><text:span text:style-name="T3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text-underline-style="solid" style:text-underline-width="auto" style:text-underline-color="font-color" fo:font-weight="bold" officeooo:rsid="000f0b8a" officeooo:paragraph-rsid="000f0b8a" style:font-style-asian="italic" style:font-weight-asian="bold" style:font-style-complex="italic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USE OF DIRECT OBJECT + FOR +INDIRECT OBJEC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07:46:04.727213625</meta:creation-date>
    <dc:date>2020-06-16T07:58:57.349500276</dc:date>
    <meta:editing-duration>PT21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6" meta:character-count="432" meta:non-whitespace-character-count="357"/>
  </office:meta>
</office:document-meta>
</file>